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ane,</text:p>
      <text:p text:style-name="Normal">aneb oko znamení, jenž v sobě nosíš, úsměv krásný těch, kdo tě znají, a srdce, jež bije v rytmu andělského čísla 7. Jak podivuhodně se osudy provazují, že i já toto číslo sdílím s tebou. V tento svátek lásky, přeji ti, aby ti Rafael, tvůj strážce, nadále daroval schopnost léčit a být léčen, aby každý tvůj krok vedl k dobru oplývajícím a láska, kterou rozséváme, se stala našim největším uzdravením. Ať je tedy každý den příběhem, v němž naše sdílené číslo kreslí kapitoly plné radosti a harmonie.</text:p>
      <text:p text:style-name="Normal">Víra v sílu, která nás spojuje, ať rozjasňuje i temné chvíle tvé cesty a přináší ti útěchu, když se svět zdá být proti tobě. Ta magie, která proudí mezi námi, je to nejkrásnější valentýnské přání, které bych ti mohla dát. Buď vždy obklopen světlem a láskou, která léčí všechny rány, a pamatuj, že ve světě plném změn je naše spojení s andělským číslem 7 pevným zakotvením, jež nám pomáhá zůstat stát i v nejtěžších bouřích.</text:p>
      <text:p text:style-name="Normal">S láskou a pokor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